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70395" calcext:value-type="float">
            <text:p>2.21704</text:p>
          </table:table-cell>
          <table:table-cell office:value-type="float" office:value="2.39502866666667" calcext:value-type="float">
            <text:p>2.39503</text:p>
          </table:table-cell>
          <table:table-cell office:value-type="float" office:value="3.818444" calcext:value-type="float">
            <text:p>3.818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126275" calcext:value-type="float">
            <text:p>2.24126</text:p>
          </table:table-cell>
          <table:table-cell office:value-type="float" office:value="2.36252941666667" calcext:value-type="float">
            <text:p>2.36253</text:p>
          </table:table-cell>
          <table:table-cell office:value-type="float" office:value="4.020143" calcext:value-type="float">
            <text:p>4.020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318833333333" calcext:value-type="float">
            <text:p>2.17319</text:p>
          </table:table-cell>
          <table:table-cell office:value-type="float" office:value="2.35226625" calcext:value-type="float">
            <text:p>2.35227</text:p>
          </table:table-cell>
          <table:table-cell office:value-type="float" office:value="3.144664" calcext:value-type="float">
            <text:p>3.1446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755658333333" calcext:value-type="float">
            <text:p>2.21756</text:p>
          </table:table-cell>
          <table:table-cell office:value-type="float" office:value="2.34260741666667" calcext:value-type="float">
            <text:p>2.34261</text:p>
          </table:table-cell>
          <table:table-cell office:value-type="float" office:value="4.266078" calcext:value-type="float">
            <text:p>4.2660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76505" calcext:value-type="float">
            <text:p>2.21765</text:p>
          </table:table-cell>
          <table:table-cell office:value-type="float" office:value="2.32914091666667" calcext:value-type="float">
            <text:p>2.32914</text:p>
          </table:table-cell>
          <table:table-cell office:value-type="float" office:value="3.772532" calcext:value-type="float">
            <text:p>3.7725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236708333333" calcext:value-type="float">
            <text:p>2.20237</text:p>
          </table:table-cell>
          <table:table-cell office:value-type="float" office:value="2.325085" calcext:value-type="float">
            <text:p>2.32509</text:p>
          </table:table-cell>
          <table:table-cell office:value-type="float" office:value="3.753649" calcext:value-type="float">
            <text:p>3.7536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477333333333" calcext:value-type="float">
            <text:p>2.31477</text:p>
          </table:table-cell>
          <table:table-cell office:value-type="float" office:value="2.47184666666667" calcext:value-type="float">
            <text:p>2.47185</text:p>
          </table:table-cell>
          <table:table-cell office:value-type="float" office:value="4.41666" calcext:value-type="float">
            <text:p>4.4166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967033333333" calcext:value-type="float">
            <text:p>2.17967</text:p>
          </table:table-cell>
          <table:table-cell office:value-type="float" office:value="2.30594158333333" calcext:value-type="float">
            <text:p>2.30594</text:p>
          </table:table-cell>
          <table:table-cell office:value-type="float" office:value="3.282779" calcext:value-type="float">
            <text:p>3.2827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07293" calcext:value-type="float">
            <text:p>2.20729</text:p>
          </table:table-cell>
          <table:table-cell office:value-type="float" office:value="2.29422008333333" calcext:value-type="float">
            <text:p>2.29422</text:p>
          </table:table-cell>
          <table:table-cell office:value-type="float" office:value="3.471397" calcext:value-type="float">
            <text:p>3.47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64885" calcext:value-type="float">
            <text:p>2.14649</text:p>
          </table:table-cell>
          <table:table-cell office:value-type="float" office:value="2.28396433333333" calcext:value-type="float">
            <text:p>2.28396</text:p>
          </table:table-cell>
          <table:table-cell office:value-type="float" office:value="2.861845" calcext:value-type="float">
            <text:p>2.8618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255391666667" calcext:value-type="float">
            <text:p>2.26255</text:p>
          </table:table-cell>
          <table:table-cell office:value-type="float" office:value="2.28269683333333" calcext:value-type="float">
            <text:p>2.2827</text:p>
          </table:table-cell>
          <table:table-cell office:value-type="float" office:value="4.140603" calcext:value-type="float">
            <text:p>4.140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7560208333333" calcext:value-type="float">
            <text:p>2.2756</text:p>
          </table:table-cell>
          <table:table-cell office:value-type="float" office:value="2.40709708333333" calcext:value-type="float">
            <text:p>2.4071</text:p>
          </table:table-cell>
          <table:table-cell office:value-type="float" office:value="4.430978" calcext:value-type="float">
            <text:p>4.4309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513541666667" calcext:value-type="float">
            <text:p>2.26514</text:p>
          </table:table-cell>
          <table:table-cell office:value-type="float" office:value="2.36264833333333" calcext:value-type="float">
            <text:p>2.36265</text:p>
          </table:table-cell>
          <table:table-cell office:value-type="float" office:value="3.637305" calcext:value-type="float">
            <text:p>3.6373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125133333333" calcext:value-type="float">
            <text:p>2.26125</text:p>
          </table:table-cell>
          <table:table-cell office:value-type="float" office:value="2.42364425" calcext:value-type="float">
            <text:p>2.42364</text:p>
          </table:table-cell>
          <table:table-cell office:value-type="float" office:value="3.786712" calcext:value-type="float">
            <text:p>3.786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82515" calcext:value-type="float">
            <text:p>2.25825</text:p>
          </table:table-cell>
          <table:table-cell office:value-type="float" office:value="2.37051066666667" calcext:value-type="float">
            <text:p>2.37051</text:p>
          </table:table-cell>
          <table:table-cell office:value-type="float" office:value="3.66473" calcext:value-type="float">
            <text:p>3.6647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416108333333" calcext:value-type="float">
            <text:p>2.19416</text:p>
          </table:table-cell>
          <table:table-cell office:value-type="float" office:value="2.24490275" calcext:value-type="float">
            <text:p>2.2449</text:p>
          </table:table-cell>
          <table:table-cell office:value-type="float" office:value="3.240502" calcext:value-type="float">
            <text:p>3.240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342216666667" calcext:value-type="float">
            <text:p>2.24342</text:p>
          </table:table-cell>
          <table:table-cell office:value-type="float" office:value="2.31048091666667" calcext:value-type="float">
            <text:p>2.31048</text:p>
          </table:table-cell>
          <table:table-cell office:value-type="float" office:value="3.580564" calcext:value-type="float">
            <text:p>3.580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409425" calcext:value-type="float">
            <text:p>2.19409</text:p>
          </table:table-cell>
          <table:table-cell office:value-type="float" office:value="2.23403341666667" calcext:value-type="float">
            <text:p>2.23403</text:p>
          </table:table-cell>
          <table:table-cell office:value-type="float" office:value="2.840795" calcext:value-type="float">
            <text:p>2.840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018808333333" calcext:value-type="float">
            <text:p>2.23019</text:p>
          </table:table-cell>
          <table:table-cell office:value-type="float" office:value="2.37245558333333" calcext:value-type="float">
            <text:p>2.37246</text:p>
          </table:table-cell>
          <table:table-cell office:value-type="float" office:value="4.038398" calcext:value-type="float">
            <text:p>4.03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924891666667" calcext:value-type="float">
            <text:p>2.22925</text:p>
          </table:table-cell>
          <table:table-cell office:value-type="float" office:value="2.29058141666667" calcext:value-type="float">
            <text:p>2.29058</text:p>
          </table:table-cell>
          <table:table-cell office:value-type="float" office:value="3.537721" calcext:value-type="float">
            <text:p>3.5377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900608333333" calcext:value-type="float">
            <text:p>2.22901</text:p>
          </table:table-cell>
          <table:table-cell office:value-type="float" office:value="2.21747025" calcext:value-type="float">
            <text:p>2.21747</text:p>
          </table:table-cell>
          <table:table-cell office:value-type="float" office:value="3.540184" calcext:value-type="float">
            <text:p>3.540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5943" calcext:value-type="float">
            <text:p>2.22594</text:p>
          </table:table-cell>
          <table:table-cell office:value-type="float" office:value="2.34218508333333" calcext:value-type="float">
            <text:p>2.34219</text:p>
          </table:table-cell>
          <table:table-cell office:value-type="float" office:value="3.873457" calcext:value-type="float">
            <text:p>3.8734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424316666667" calcext:value-type="float">
            <text:p>2.22424</text:p>
          </table:table-cell>
          <table:table-cell office:value-type="float" office:value="2.25487941666667" calcext:value-type="float">
            <text:p>2.25488</text:p>
          </table:table-cell>
          <table:table-cell office:value-type="float" office:value="3.063454" calcext:value-type="float">
            <text:p>3.0634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2387533333333" calcext:value-type="float">
            <text:p>2.22388</text:p>
          </table:table-cell>
          <table:table-cell office:value-type="float" office:value="2.28745908333333" calcext:value-type="float">
            <text:p>2.28746</text:p>
          </table:table-cell>
          <table:table-cell office:value-type="float" office:value="3.442136" calcext:value-type="float">
            <text:p>3.442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267408333333" calcext:value-type="float">
            <text:p>2.22267</text:p>
          </table:table-cell>
          <table:table-cell office:value-type="float" office:value="2.385912" calcext:value-type="float">
            <text:p>2.38591</text:p>
          </table:table-cell>
          <table:table-cell office:value-type="float" office:value="3.542398" calcext:value-type="float">
            <text:p>3.542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957758333333" calcext:value-type="float">
            <text:p>2.21958</text:p>
          </table:table-cell>
          <table:table-cell office:value-type="float" office:value="2.24163883333333" calcext:value-type="float">
            <text:p>2.24164</text:p>
          </table:table-cell>
          <table:table-cell office:value-type="float" office:value="3.187679" calcext:value-type="float">
            <text:p>3.187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927658333333" calcext:value-type="float">
            <text:p>2.21928</text:p>
          </table:table-cell>
          <table:table-cell office:value-type="float" office:value="2.2218495" calcext:value-type="float">
            <text:p>2.22185</text:p>
          </table:table-cell>
          <table:table-cell office:value-type="float" office:value="3.518884" calcext:value-type="float">
            <text:p>3.5188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730216666667" calcext:value-type="float">
            <text:p>2.1473</text:p>
          </table:table-cell>
          <table:table-cell office:value-type="float" office:value="2.21706008333333" calcext:value-type="float">
            <text:p>2.21706</text:p>
          </table:table-cell>
          <table:table-cell office:value-type="float" office:value="2.8947" calcext:value-type="float">
            <text:p>2.894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613916666667" calcext:value-type="float">
            <text:p>2.21614</text:p>
          </table:table-cell>
          <table:table-cell office:value-type="float" office:value="2.39002208333333" calcext:value-type="float">
            <text:p>2.39002</text:p>
          </table:table-cell>
          <table:table-cell office:value-type="float" office:value="3.717963" calcext:value-type="float">
            <text:p>3.7179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1372875" calcext:value-type="float">
            <text:p>2.21373</text:p>
          </table:table-cell>
          <table:table-cell office:value-type="float" office:value="2.36817958333333" calcext:value-type="float">
            <text:p>2.36818</text:p>
          </table:table-cell>
          <table:table-cell office:value-type="float" office:value="3.424066" calcext:value-type="float">
            <text:p>3.4240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2843725" calcext:value-type="float">
            <text:p>2.12844</text:p>
          </table:table-cell>
          <table:table-cell office:value-type="float" office:value="2.2136335" calcext:value-type="float">
            <text:p>2.21363</text:p>
          </table:table-cell>
          <table:table-cell office:value-type="float" office:value="3.031839" calcext:value-type="float">
            <text:p>3.031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136325" calcext:value-type="float">
            <text:p>2.21136</text:p>
          </table:table-cell>
          <table:table-cell office:value-type="float" office:value="2.30636533333333" calcext:value-type="float">
            <text:p>2.30637</text:p>
          </table:table-cell>
          <table:table-cell office:value-type="float" office:value="3.839431" calcext:value-type="float">
            <text:p>3.839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61308333333" calcext:value-type="float">
            <text:p>2.20861</text:p>
          </table:table-cell>
          <table:table-cell office:value-type="float" office:value="2.24583016666667" calcext:value-type="float">
            <text:p>2.24583</text:p>
          </table:table-cell>
          <table:table-cell office:value-type="float" office:value="3.305358" calcext:value-type="float">
            <text:p>3.305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839391666667" calcext:value-type="float">
            <text:p>2.20839</text:p>
          </table:table-cell>
          <table:table-cell office:value-type="float" office:value="2.30368308333333" calcext:value-type="float">
            <text:p>2.30368</text:p>
          </table:table-cell>
          <table:table-cell office:value-type="float" office:value="3.484038" calcext:value-type="float">
            <text:p>3.484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749483333333" calcext:value-type="float">
            <text:p>2.20749</text:p>
          </table:table-cell>
          <table:table-cell office:value-type="float" office:value="2.32549233333333" calcext:value-type="float">
            <text:p>2.32549</text:p>
          </table:table-cell>
          <table:table-cell office:value-type="float" office:value="3.927377" calcext:value-type="float">
            <text:p>3.9273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0699091666667" calcext:value-type="float">
            <text:p>2.20699</text:p>
          </table:table-cell>
          <table:table-cell office:value-type="float" office:value="2.32395091666667" calcext:value-type="float">
            <text:p>2.32395</text:p>
          </table:table-cell>
          <table:table-cell office:value-type="float" office:value="3.579037" calcext:value-type="float">
            <text:p>3.579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612041666667" calcext:value-type="float">
            <text:p>2.20612</text:p>
          </table:table-cell>
          <table:table-cell office:value-type="float" office:value="2.35506208333333" calcext:value-type="float">
            <text:p>2.35506</text:p>
          </table:table-cell>
          <table:table-cell office:value-type="float" office:value="3.576249" calcext:value-type="float">
            <text:p>3.576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548908333333" calcext:value-type="float">
            <text:p>2.20549</text:p>
          </table:table-cell>
          <table:table-cell office:value-type="float" office:value="2.37351575" calcext:value-type="float">
            <text:p>2.37352</text:p>
          </table:table-cell>
          <table:table-cell office:value-type="float" office:value="3.280768" calcext:value-type="float">
            <text:p>3.280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176791666667" calcext:value-type="float">
            <text:p>2.20177</text:p>
          </table:table-cell>
          <table:table-cell office:value-type="float" office:value="2.28598291666667" calcext:value-type="float">
            <text:p>2.28598</text:p>
          </table:table-cell>
          <table:table-cell office:value-type="float" office:value="3.3955" calcext:value-type="float">
            <text:p>3.39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9568975" calcext:value-type="float">
            <text:p>2.19569</text:p>
          </table:table-cell>
          <table:table-cell office:value-type="float" office:value="2.27508141666667" calcext:value-type="float">
            <text:p>2.27508</text:p>
          </table:table-cell>
          <table:table-cell office:value-type="float" office:value="3.616565" calcext:value-type="float">
            <text:p>3.6165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565391666667" calcext:value-type="float">
            <text:p>2.19565</text:p>
          </table:table-cell>
          <table:table-cell office:value-type="float" office:value="2.25511933333333" calcext:value-type="float">
            <text:p>2.25512</text:p>
          </table:table-cell>
          <table:table-cell office:value-type="float" office:value="3.873441" calcext:value-type="float">
            <text:p>3.873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421358333333" calcext:value-type="float">
            <text:p>2.19421</text:p>
          </table:table-cell>
          <table:table-cell office:value-type="float" office:value="2.21693858333333" calcext:value-type="float">
            <text:p>2.21694</text:p>
          </table:table-cell>
          <table:table-cell office:value-type="float" office:value="3.133283" calcext:value-type="float">
            <text:p>3.1332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261916666667" calcext:value-type="float">
            <text:p>2.19262</text:p>
          </table:table-cell>
          <table:table-cell office:value-type="float" office:value="2.29943416666667" calcext:value-type="float">
            <text:p>2.29943</text:p>
          </table:table-cell>
          <table:table-cell office:value-type="float" office:value="3.616903" calcext:value-type="float">
            <text:p>3.616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743066666667" calcext:value-type="float">
            <text:p>2.18743</text:p>
          </table:table-cell>
          <table:table-cell office:value-type="float" office:value="2.18773108333333" calcext:value-type="float">
            <text:p>2.18773</text:p>
          </table:table-cell>
          <table:table-cell office:value-type="float" office:value="3.132963" calcext:value-type="float">
            <text:p>3.1329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694366666667" calcext:value-type="float">
            <text:p>2.18694</text:p>
          </table:table-cell>
          <table:table-cell office:value-type="float" office:value="2.199467" calcext:value-type="float">
            <text:p>2.19947</text:p>
          </table:table-cell>
          <table:table-cell office:value-type="float" office:value="3.115751" calcext:value-type="float">
            <text:p>3.1157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605566666667" calcext:value-type="float">
            <text:p>2.18606</text:p>
          </table:table-cell>
          <table:table-cell office:value-type="float" office:value="2.26117316666667" calcext:value-type="float">
            <text:p>2.26117</text:p>
          </table:table-cell>
          <table:table-cell office:value-type="float" office:value="3.887026" calcext:value-type="float">
            <text:p>3.8870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316866666667" calcext:value-type="float">
            <text:p>2.18317</text:p>
          </table:table-cell>
          <table:table-cell office:value-type="float" office:value="2.28286241666667" calcext:value-type="float">
            <text:p>2.28286</text:p>
          </table:table-cell>
          <table:table-cell office:value-type="float" office:value="3.306466" calcext:value-type="float">
            <text:p>3.3064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826841666667" calcext:value-type="float">
            <text:p>2.17827</text:p>
          </table:table-cell>
          <table:table-cell office:value-type="float" office:value="2.21041341666667" calcext:value-type="float">
            <text:p>2.21041</text:p>
          </table:table-cell>
          <table:table-cell office:value-type="float" office:value="2.731759" calcext:value-type="float">
            <text:p>2.7317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17725341666667" calcext:value-type="float">
            <text:p>2.17725</text:p>
          </table:table-cell>
          <table:table-cell office:value-type="float" office:value="2.27216508333333" calcext:value-type="float">
            <text:p>2.27217</text:p>
          </table:table-cell>
          <table:table-cell office:value-type="float" office:value="3.376521" calcext:value-type="float">
            <text:p>3.3765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291858333333" calcext:value-type="float">
            <text:p>2.17292</text:p>
          </table:table-cell>
          <table:table-cell office:value-type="float" office:value="2.263419" calcext:value-type="float">
            <text:p>2.26342</text:p>
          </table:table-cell>
          <table:table-cell office:value-type="float" office:value="3.491122" calcext:value-type="float">
            <text:p>3.4911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808425" calcext:value-type="float">
            <text:p>2.16808</text:p>
          </table:table-cell>
          <table:table-cell office:value-type="float" office:value="2.31850091666667" calcext:value-type="float">
            <text:p>2.3185</text:p>
          </table:table-cell>
          <table:table-cell office:value-type="float" office:value="3.20555" calcext:value-type="float">
            <text:p>3.205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6656083333333" calcext:value-type="float">
            <text:p>2.16656</text:p>
          </table:table-cell>
          <table:table-cell office:value-type="float" office:value="2.28374041666667" calcext:value-type="float">
            <text:p>2.28374</text:p>
          </table:table-cell>
          <table:table-cell office:value-type="float" office:value="3.245646" calcext:value-type="float">
            <text:p>3.2456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6340008333333" calcext:value-type="float">
            <text:p>2.1634</text:p>
          </table:table-cell>
          <table:table-cell office:value-type="float" office:value="2.25588675" calcext:value-type="float">
            <text:p>2.25589</text:p>
          </table:table-cell>
          <table:table-cell office:value-type="float" office:value="3.441574" calcext:value-type="float">
            <text:p>3.4415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111958333333" calcext:value-type="float">
            <text:p>2.16112</text:p>
          </table:table-cell>
          <table:table-cell office:value-type="float" office:value="2.24909" calcext:value-type="float">
            <text:p>2.24909</text:p>
          </table:table-cell>
          <table:table-cell office:value-type="float" office:value="3.636562" calcext:value-type="float">
            <text:p>3.636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728875" calcext:value-type="float">
            <text:p>2.15729</text:p>
          </table:table-cell>
          <table:table-cell office:value-type="float" office:value="2.18323166666667" calcext:value-type="float">
            <text:p>2.18323</text:p>
          </table:table-cell>
          <table:table-cell office:value-type="float" office:value="2.761955" calcext:value-type="float">
            <text:p>2.7619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1983" calcext:value-type="float">
            <text:p>2.15198</text:p>
          </table:table-cell>
          <table:table-cell office:value-type="float" office:value="2.26120091666667" calcext:value-type="float">
            <text:p>2.2612</text:p>
          </table:table-cell>
          <table:table-cell office:value-type="float" office:value="3.439364" calcext:value-type="float">
            <text:p>3.439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4972558333333" calcext:value-type="float">
            <text:p>2.14973</text:p>
          </table:table-cell>
          <table:table-cell office:value-type="float" office:value="2.16076391666667" calcext:value-type="float">
            <text:p>2.16076</text:p>
          </table:table-cell>
          <table:table-cell office:value-type="float" office:value="2.885904" calcext:value-type="float">
            <text:p>2.885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3211725" calcext:value-type="float">
            <text:p>2.13212</text:p>
          </table:table-cell>
          <table:table-cell office:value-type="float" office:value="2.20909433333333" calcext:value-type="float">
            <text:p>2.20909</text:p>
          </table:table-cell>
          <table:table-cell office:value-type="float" office:value="2.954707" calcext:value-type="float">
            <text:p>2.954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220925" calcext:value-type="float">
            <text:p>2.12209</text:p>
          </table:table-cell>
          <table:table-cell office:value-type="float" office:value="2.15271583333333" calcext:value-type="float">
            <text:p>2.15272</text:p>
          </table:table-cell>
          <table:table-cell office:value-type="float" office:value="2.624518" calcext:value-type="float">
            <text:p>2.6245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378875" calcext:value-type="float">
            <text:p>2.10379</text:p>
          </table:table-cell>
          <table:table-cell office:value-type="float" office:value="2.16072833333333" calcext:value-type="float">
            <text:p>2.16073</text:p>
          </table:table-cell>
          <table:table-cell office:value-type="float" office:value="2.608867" calcext:value-type="float">
            <text:p>2.608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1" calcext:value-type="float">
            <text:p>1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1" calcext:value-type="float">
            <text:p>1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4" calcext:value-type="float">
            <text:p>4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1" calcext:value-type="float">
            <text:p>1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1" calcext:value-type="float">
            <text:p>1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4" calcext:value-type="float">
            <text:p>4</text:p>
          </table:table-cell>
          <table:table-cell table:formula="of:=SUM([.AA1:.AA5])" office:value-type="float" office:value="4" calcext:value-type="float">
            <text:p>4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0" calcext:value-type="float">
            <text:p>0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1" calcext:value-type="float">
            <text:p>1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4" calcext:value-type="float">
            <text:p>4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0" calcext:value-type="float">
            <text:p>0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1" calcext:value-type="float">
            <text:p>1</text:p>
          </table:table-cell>
          <table:table-cell table:formula="of:=SUM([.AR1:.AR5])" office:value-type="float" office:value="1" calcext:value-type="float">
            <text:p>1</text:p>
          </table:table-cell>
          <table:table-cell table:formula="of:=SUM([.AS1:.AS5])" office:value-type="float" office:value="0" calcext:value-type="float">
            <text:p>0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4" calcext:value-type="float">
            <text:p>4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0" calcext:value-type="float">
            <text:p>0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0" calcext:value-type="float">
            <text:p>0</text:p>
          </table:table-cell>
          <table:table-cell table:formula="of:=SUM([.BN1:.BN5])" office:value-type="float" office:value="1" calcext:value-type="float">
            <text:p>1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0:41:20.878676467</dc:date>
    <meta:document-statistic meta:table-count="1" meta:cell-count="4638" meta:object-count="0"/>
    <meta:generator>LibreOffice/4.2.8.2$Linux_X86_64 LibreOffice_project/420m0$Build-2</meta:generator>
  </office:meta>
</office:document-meta>
</file>